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Q, мВт</text:p>
          </table:table-cell>
          <table:table-cell office:value-type="string" calcext:value-type="string">
            <text:p>R, $\Omega$</text:p>
          </table:table-cell>
          <table:table-cell office:value-type="string" calcext:value-type="string">
            <text:p>калоримерт</text:p>
          </table:table-cell>
          <table:table-cell office:value-type="string" calcext:value-type="string">
            <text:p>R, om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первое тело</text:p>
          </table:table-cell>
          <table:table-cell office:value-type="string" calcext:value-type="string">
            <text:p>R, om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второе тело</text:p>
          </table:table-cell>
          <table:table-cell office:value-type="string" calcext:value-type="string">
            <text:p>R, om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третье тело</text:p>
          </table:table-cell>
        </table:table-row>
        <table:table-row table:style-name="ro1">
          <table:table-cell office:value-type="float" office:value="0.000248676" calcext:value-type="float">
            <text:p>0.000248676</text:p>
          </table:table-cell>
          <table:table-cell office:value-type="float" office:value="16.7350287120591" calcext:value-type="float">
            <text:p>16.735028712059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.4460308" calcext:value-type="float">
            <text:p>4.4460308</text:p>
          </table:table-cell>
          <table:table-cell office:value-type="float" office:value="16.812200221375" calcext:value-type="float">
            <text:p>16.81220022137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9.6702298" calcext:value-type="float">
            <text:p>9.6702298</text:p>
          </table:table-cell>
          <table:table-cell office:value-type="float" office:value="16.8531351757535" calcext:value-type="float">
            <text:p>16.853135175753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9.5614029" calcext:value-type="float">
            <text:p>19.5614029</text:p>
          </table:table-cell>
          <table:table-cell office:value-type="float" office:value="16.9266068539491" calcext:value-type="float">
            <text:p>16.92660685394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32.8307115" calcext:value-type="float">
            <text:p>32.8307115</text:p>
          </table:table-cell>
          <table:table-cell office:value-type="float" office:value="17.0307019541748" calcext:value-type="float">
            <text:p>17.030701954174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3.75980064" calcext:value-type="float">
            <text:p>53.75980064</text:p>
          </table:table-cell>
          <table:table-cell office:value-type="float" office:value="17.1722190448956" calcext:value-type="float">
            <text:p>17.172219044895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77.55717" calcext:value-type="float">
            <text:p>77.55717</text:p>
          </table:table-cell>
          <table:table-cell office:value-type="float" office:value="17.3288490284006" calcext:value-type="float">
            <text:p>17.32884902840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03.413093" calcext:value-type="float">
            <text:p>103.413093</text:p>
          </table:table-cell>
          <table:table-cell office:value-type="float" office:value="17.5374397708035" calcext:value-type="float">
            <text:p>17.537439770803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 style:data-style-name="N2" text:time-value="13:34:04.27439127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0:24:29.400333549</meta:creation-date>
    <dc:date>2022-02-20T13:35:34.425532335</dc:date>
    <meta:editing-duration>PT24M11S</meta:editing-duration>
    <meta:editing-cycles>3</meta:editing-cycles>
    <meta:generator>LibreOffice/6.4.7.2$Linux_X86_64 LibreOffice_project/40$Build-2</meta:generator>
    <meta:document-statistic meta:table-count="1" meta:cell-count="42" meta:object-count="0"/>
  </office:meta>
</office:document-meta>
</file>